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9-1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6-2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20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2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2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301" calcext:value-type="float">
            <text:p>1.265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183690322581" calcext:value-type="float">
            <text:p>1.5218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81548387097" calcext:value-type="float">
            <text:p>1.915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89208" calcext:value-type="float">
            <text:p>2.38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50838709677" calcext:value-type="float">
            <text:p>3.047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56052" calcext:value-type="float">
            <text:p>2.835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116" calcext:value-type="float">
            <text:p>3.2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15561290323" calcext:value-type="float">
            <text:p>3.0271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930213333333" calcext:value-type="float">
            <text:p>1.79930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77496774194" calcext:value-type="float">
            <text:p>1.173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45568" calcext:value-type="float">
            <text:p>1.2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2450838709677" calcext:value-type="float">
            <text:p>0.9524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469793103448" calcext:value-type="float">
            <text:p>1.06469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136309677419" calcext:value-type="float">
            <text:p>1.2213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80129032258" calcext:value-type="float">
            <text:p>1.740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25372" calcext:value-type="float">
            <text:p>2.67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82193548387" calcext:value-type="float">
            <text:p>3.3808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2244" calcext:value-type="float">
            <text:p>3.370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01419354839" calcext:value-type="float">
            <text:p>2.842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99483870968" calcext:value-type="float">
            <text:p>2.256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1528" calcext:value-type="float">
            <text:p>1.57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8191096774194" calcext:value-type="float">
            <text:p>0.9881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914545454546" calcext:value-type="float">
            <text:p>1.12914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007329032258" calcext:value-type="float">
            <text:p>1.2500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27028571429" calcext:value-type="float">
            <text:p>1.2372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30141935484" calcext:value-type="float">
            <text:p>1.8463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06103225806" calcext:value-type="float">
            <text:p>2.8480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59976" calcext:value-type="float">
            <text:p>3.4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17367741936" calcext:value-type="float">
            <text:p>3.7001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30484" calcext:value-type="float">
            <text:p>3.613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22270967742" calcext:value-type="float">
            <text:p>3.7852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64464516129" calcext:value-type="float">
            <text:p>3.584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35904" calcext:value-type="float">
            <text:p>3.1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43664516129" calcext:value-type="float">
            <text:p>1.5394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75336" calcext:value-type="float">
            <text:p>1.2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964" calcext:value-type="float">
            <text:p>1.6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816742857143" calcext:value-type="float">
            <text:p>2.4281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002" calcext:value-type="float">
            <text:p>2.93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21777777778" calcext:value-type="float">
            <text:p>3.36521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5608" calcext:value-type="float">
            <text:p>3.5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71225806452" calcext:value-type="float">
            <text:p>3.621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04452" calcext:value-type="float">
            <text:p>3.460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49083870968" calcext:value-type="float">
            <text:p>3.1774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04361290323" calcext:value-type="float">
            <text:p>2.5120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3912" calcext:value-type="float">
            <text:p>1.7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2751741935484" calcext:value-type="float">
            <text:p>0.8527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2056" calcext:value-type="float">
            <text:p>1.21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3483870968" calcext:value-type="float">
            <text:p>1.4721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56171428571" calcext:value-type="float">
            <text:p>1.6095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88309677419" calcext:value-type="float">
            <text:p>1.5718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86735483871" calcext:value-type="float">
            <text:p>2.0358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7432" calcext:value-type="float">
            <text:p>2.79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34683870968" calcext:value-type="float">
            <text:p>2.4063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4328" calcext:value-type="float">
            <text:p>1.91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83006451613" calcext:value-type="float">
            <text:p>2.2168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84567741935" calcext:value-type="float">
            <text:p>2.5998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312" calcext:value-type="float">
            <text:p>1.9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901496774194" calcext:value-type="float">
            <text:p>1.189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04064" calcext:value-type="float">
            <text:p>1.2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599290322581" calcext:value-type="float">
            <text:p>1.2459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07531034483" calcext:value-type="float">
            <text:p>1.50907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19664516129" calcext:value-type="float">
            <text:p>1.143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52412903226" calcext:value-type="float">
            <text:p>1.440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0576" calcext:value-type="float">
            <text:p>2.56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99329032258" calcext:value-type="float">
            <text:p>2.8959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4976" calcext:value-type="float">
            <text:p>2.66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99961290323" calcext:value-type="float">
            <text:p>2.1599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484" calcext:value-type="float">
            <text:p>1.84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95584516129" calcext:value-type="float">
            <text:p>1.309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884" calcext:value-type="float">
            <text:p>1.10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61030769231" calcext:value-type="float">
            <text:p>1.60061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496567741936" calcext:value-type="float">
            <text:p>1.6549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10812903226" calcext:value-type="float">
            <text:p>2.3031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1104" calcext:value-type="float">
            <text:p>2.9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09058064516" calcext:value-type="float">
            <text:p>3.1950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78064" calcext:value-type="float">
            <text:p>3.3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30206451613" calcext:value-type="float">
            <text:p>3.3263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18864516129" calcext:value-type="float">
            <text:p>2.6031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2696" calcext:value-type="float">
            <text:p>1.97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47174193548" calcext:value-type="float">
            <text:p>1.2794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1512" calcext:value-type="float">
            <text:p>1.3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79225806452" calcext:value-type="float">
            <text:p>1.594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5074" calcext:value-type="float">
            <text:p>1.735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88490322581" calcext:value-type="float">
            <text:p>1.5248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64103225806" calcext:value-type="float">
            <text:p>1.7736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3248" calcext:value-type="float">
            <text:p>2.57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42787096774" calcext:value-type="float">
            <text:p>3.1284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37936" calcext:value-type="float">
            <text:p>3.12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57316129032" calcext:value-type="float">
            <text:p>2.6685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7856" calcext:value-type="float">
            <text:p>1.66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34632258065" calcext:value-type="float">
            <text:p>1.6033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8768" calcext:value-type="float">
            <text:p>1.9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44270967742" calcext:value-type="float">
            <text:p>2.1164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622584615385" calcext:value-type="float">
            <text:p>2.68622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7184516129" calcext:value-type="float">
            <text:p>3.351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510683870968" calcext:value-type="float">
            <text:p>3.9151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7248" calcext:value-type="float">
            <text:p>4.1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72593548387" calcext:value-type="float">
            <text:p>4.1367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67808" calcext:value-type="float">
            <text:p>4.31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504232258064" calcext:value-type="float">
            <text:p>4.50504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38425806452" calcext:value-type="float">
            <text:p>4.426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4032" calcext:value-type="float">
            <text:p>3.88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8255483871" calcext:value-type="float">
            <text:p>2.905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9328" calcext:value-type="float">
            <text:p>1.72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0552" calcext:value-type="float">
            <text:p>1.3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90206896552" calcext:value-type="float">
            <text:p>1.4499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50296774194" calcext:value-type="float">
            <text:p>1.6645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561858064516" calcext:value-type="float">
            <text:p>2.0856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3856" calcext:value-type="float">
            <text:p>3.28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7295483871" calcext:value-type="float">
            <text:p>3.661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05256" calcext:value-type="float">
            <text:p>3.9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725290322581" calcext:value-type="float">
            <text:p>3.707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86628571429" calcext:value-type="float">
            <text:p>3.4658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6076" calcext:value-type="float">
            <text:p>3.6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391337931035" calcext:value-type="float">
            <text:p>1.30391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7912" calcext:value-type="float">
            <text:p>1.40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5344516129" calcext:value-type="float">
            <text:p>1.879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16542857143" calcext:value-type="float">
            <text:p>2.79316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59729032258" calcext:value-type="float">
            <text:p>3.1565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79458064516" calcext:value-type="float">
            <text:p>3.493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9072" calcext:value-type="float">
            <text:p>3.85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21574193548" calcext:value-type="float">
            <text:p>3.8032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08612" calcext:value-type="float">
            <text:p>3.740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93984516129" calcext:value-type="float">
            <text:p>3.839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82015483871" calcext:value-type="float">
            <text:p>3.628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054" calcext:value-type="float">
            <text:p>2.59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47174193548" calcext:value-type="float">
            <text:p>1.2794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05412" calcext:value-type="float">
            <text:p>1.180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25367741936" calcext:value-type="float">
            <text:p>1.2922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66114285714" calcext:value-type="float">
            <text:p>1.2076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40567741936" calcext:value-type="float">
            <text:p>1.3654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60206451613" calcext:value-type="float">
            <text:p>1.5356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5056" calcext:value-type="float">
            <text:p>2.08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51767741935" calcext:value-type="float">
            <text:p>3.02351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4608" calcext:value-type="float">
            <text:p>3.40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201664516129" calcext:value-type="float">
            <text:p>3.1320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76825806452" calcext:value-type="float">
            <text:p>2.926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3064" calcext:value-type="float">
            <text:p>1.48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860735483871" calcext:value-type="float">
            <text:p>1.0986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6688" calcext:value-type="float">
            <text:p>1.26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279716129032" calcext:value-type="float">
            <text:p>1.4127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57828571429" calcext:value-type="float">
            <text:p>1.4155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096" calcext:value-type="float">
            <text:p>1.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28774193548" calcext:value-type="float">
            <text:p>2.0932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7344" calcext:value-type="float">
            <text:p>2.49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42993548387" calcext:value-type="float">
            <text:p>2.5304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4824" calcext:value-type="float">
            <text:p>2.6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39612903226" calcext:value-type="float">
            <text:p>3.0833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32903225806" calcext:value-type="float">
            <text:p>3.0873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7248" calcext:value-type="float">
            <text:p>2.34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88825806452" calcext:value-type="float">
            <text:p>1.2198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32144" calcext:value-type="float">
            <text:p>0.62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70727272727" calcext:value-type="float">
            <text:p>1.29470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60457142857" calcext:value-type="float">
            <text:p>1.58960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99277419355" calcext:value-type="float">
            <text:p>2.0929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504" calcext:value-type="float">
            <text:p>3.0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00877419355" calcext:value-type="float">
            <text:p>3.364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22" calcext:value-type="float">
            <text:p>3.6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727716129032" calcext:value-type="float">
            <text:p>2.9672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4768" calcext:value-type="float">
            <text:p>2.77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22735483871" calcext:value-type="float">
            <text:p>1.4872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316" calcext:value-type="float">
            <text:p>1.51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287657142857" calcext:value-type="float">
            <text:p>1.3528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37285714286" calcext:value-type="float">
            <text:p>1.3503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46606451613" calcext:value-type="float">
            <text:p>1.2094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61428571429" calcext:value-type="float">
            <text:p>1.7036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98541176471" calcext:value-type="float">
            <text:p>2.370985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47571428571" calcext:value-type="float">
            <text:p>3.20747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1528" calcext:value-type="float">
            <text:p>3.48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51668965517" calcext:value-type="float">
            <text:p>3.60851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862" calcext:value-type="float">
            <text:p>3.213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4552" calcext:value-type="float">
            <text:p>2.6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187741935484" calcext:value-type="float">
            <text:p>1.5018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692" calcext:value-type="float">
            <text:p>1.59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386709677419" calcext:value-type="float">
            <text:p>1.443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92571428571" calcext:value-type="float">
            <text:p>1.8549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59561290323" calcext:value-type="float">
            <text:p>2.3565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0304516129" calcext:value-type="float">
            <text:p>2.800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48" calcext:value-type="float">
            <text:p>3.2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38270967742" calcext:value-type="float">
            <text:p>3.160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6832" calcext:value-type="float">
            <text:p>3.20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268" calcext:value-type="float">
            <text:p>3.2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09739130435" calcext:value-type="float">
            <text:p>3.413097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5032" calcext:value-type="float">
            <text:p>3.16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34658064516" calcext:value-type="float">
            <text:p>1.814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4224" calcext:value-type="float">
            <text:p>1.52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622683870968" calcext:value-type="float">
            <text:p>1.4462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645885714286" calcext:value-type="float">
            <text:p>1.2764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56774193548" calcext:value-type="float">
            <text:p>1.285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38813793103" calcext:value-type="float">
            <text:p>1.85738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1552" calcext:value-type="float">
            <text:p>2.79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69419354839" calcext:value-type="float">
            <text:p>3.329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5424" calcext:value-type="float">
            <text:p>3.24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786090322581" calcext:value-type="float">
            <text:p>3.2378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09470967742" calcext:value-type="float">
            <text:p>3.142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4584" calcext:value-type="float">
            <text:p>2.57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830890322581" calcext:value-type="float">
            <text:p>1.4883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08656" calcext:value-type="float">
            <text:p>1.5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73375483871" calcext:value-type="float">
            <text:p>1.287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81075862069" calcext:value-type="float">
            <text:p>1.33681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89264516129" calcext:value-type="float">
            <text:p>1.3778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18206451613" calcext:value-type="float">
            <text:p>1.6041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7408" calcext:value-type="float">
            <text:p>2.21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94348387097" calcext:value-type="float">
            <text:p>2.5589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992" calcext:value-type="float">
            <text:p>2.4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86787096774" calcext:value-type="float">
            <text:p>3.2198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18348387097" calcext:value-type="float">
            <text:p>2.9551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602" calcext:value-type="float">
            <text:p>1.768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617522580645" calcext:value-type="float">
            <text:p>1.1561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00220689655" calcext:value-type="float">
            <text:p>1.38400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78971428571" calcext:value-type="float">
            <text:p>1.5287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59612903226" calcext:value-type="float">
            <text:p>1.6355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91329032258" calcext:value-type="float">
            <text:p>2.2559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6936" calcext:value-type="float">
            <text:p>2.70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123896774193" calcext:value-type="float">
            <text:p>2.98123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172" calcext:value-type="float">
            <text:p>3.15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54219354839" calcext:value-type="float">
            <text:p>2.4945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7112" calcext:value-type="float">
            <text:p>1.6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2838709677419" calcext:value-type="float">
            <text:p>0.7128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28352" calcext:value-type="float">
            <text:p>0.99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40438709677" calcext:value-type="float">
            <text:p>1.0724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027857142857" calcext:value-type="float">
            <text:p>1.14027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04748387097" calcext:value-type="float">
            <text:p>1.4860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67638709677" calcext:value-type="float">
            <text:p>1.7246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4016" calcext:value-type="float">
            <text:p>2.9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46038709677" calcext:value-type="float">
            <text:p>3.0444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0528" calcext:value-type="float">
            <text:p>3.3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43638709677" calcext:value-type="float">
            <text:p>3.2334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084490322581" calcext:value-type="float">
            <text:p>3.490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8024" calcext:value-type="float">
            <text:p>2.78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86270967742" calcext:value-type="float">
            <text:p>2.0478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8912" calcext:value-type="float">
            <text:p>1.5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30575483871" calcext:value-type="float">
            <text:p>1.333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79571428571" calcext:value-type="float">
            <text:p>1.5767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13986206896" calcext:value-type="float">
            <text:p>2.367139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8048" calcext:value-type="float">
            <text:p>2.98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23974193548" calcext:value-type="float">
            <text:p>3.2332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6368" calcext:value-type="float">
            <text:p>3.29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13212903226" calcext:value-type="float">
            <text:p>3.2571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48980645161" calcext:value-type="float">
            <text:p>3.095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08266666667" calcext:value-type="float">
            <text:p>2.5240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28711111111" calcext:value-type="float">
            <text:p>2.05728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847458064516" calcext:value-type="float">
            <text:p>2.8384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69912" calcext:value-type="float">
            <text:p>3.25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76436363636" calcext:value-type="float">
            <text:p>3.3447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5272" calcext:value-type="float">
            <text:p>3.6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31690322581" calcext:value-type="float">
            <text:p>3.4573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298038709677" calcext:value-type="float">
            <text:p>2.6329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31714285714" calcext:value-type="float">
            <text:p>1.8843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997630769231" calcext:value-type="float">
            <text:p>1.09997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938" calcext:value-type="float">
            <text:p>1.02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219587096774" calcext:value-type="float">
            <text:p>1.2721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184" calcext:value-type="float">
            <text:p>1.5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956771428571" calcext:value-type="float">
            <text:p>2.41956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044" calcext:value-type="float">
            <text:p>2.6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24077419355" calcext:value-type="float">
            <text:p>1.7912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02" calcext:value-type="float">
            <text:p>2.4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7281" calcext:value-type="float">
            <text:p>1.8672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52103225807" calcext:value-type="float">
            <text:p>1.1945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88752" calcext:value-type="float">
            <text:p>1.0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5122838709677" calcext:value-type="float">
            <text:p>0.99512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329672727273" calcext:value-type="float">
            <text:p>1.02329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88619354839" calcext:value-type="float">
            <text:p>2.1988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3176" calcext:value-type="float">
            <text:p>2.2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968438709677" calcext:value-type="float">
            <text:p>2.1696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0304516129" calcext:value-type="float">
            <text:p>2.038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9768" calcext:value-type="float">
            <text:p>1.1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14425806452" calcext:value-type="float">
            <text:p>1.3631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55248" calcext:value-type="float">
            <text:p>1.12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26368" calcext:value-type="float">
            <text:p>1.1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60408" calcext:value-type="float">
            <text:p>0.9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81264516129" calcext:value-type="float">
            <text:p>1.1188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98529032258" calcext:value-type="float">
            <text:p>1.307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852235294118" calcext:value-type="float">
            <text:p>1.84852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49792" calcext:value-type="float">
            <text:p>3.008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031948387097" calcext:value-type="float">
            <text:p>2.900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2536" calcext:value-type="float">
            <text:p>1.7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79638709677" calcext:value-type="float">
            <text:p>1.1607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325714285714" calcext:value-type="float">
            <text:p>1.0232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53090909091" calcext:value-type="float">
            <text:p>1.89253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94890322581" calcext:value-type="float">
            <text:p>2.798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45883870968" calcext:value-type="float">
            <text:p>2.1594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0152" calcext:value-type="float">
            <text:p>1.7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285657142857" calcext:value-type="float">
            <text:p>1.1928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22864516129" calcext:value-type="float">
            <text:p>1.399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715142857143" calcext:value-type="float">
            <text:p>1.1571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150193548387" calcext:value-type="float">
            <text:p>1.2015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489083870968" calcext:value-type="float">
            <text:p>1.4248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55733333333" calcext:value-type="float">
            <text:p>2.7235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6768" calcext:value-type="float">
            <text:p>3.10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81109677419" calcext:value-type="float">
            <text:p>3.2818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00903225806" calcext:value-type="float">
            <text:p>3.1940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0808" calcext:value-type="float">
            <text:p>2.27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970890322581" calcext:value-type="float">
            <text:p>1.2597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2648" calcext:value-type="float">
            <text:p>0.95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949066666667" calcext:value-type="float">
            <text:p>1.0894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30276923077" calcext:value-type="float">
            <text:p>2.59830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4688" calcext:value-type="float">
            <text:p>1.5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50704516129" calcext:value-type="float">
            <text:p>1.215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935776" calcext:value-type="float">
            <text:p>1.07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79776" calcext:value-type="float">
            <text:p>1.170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112215384615" calcext:value-type="float">
            <text:p>1.24112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0008" calcext:value-type="float">
            <text:p>2.01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59096774193" calcext:value-type="float">
            <text:p>2.74959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1768" calcext:value-type="float">
            <text:p>2.91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32258064516" calcext:value-type="float">
            <text:p>3.146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65393548387" calcext:value-type="float">
            <text:p>3.1796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8108" calcext:value-type="float">
            <text:p>2.3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047741935484" calcext:value-type="float">
            <text:p>1.7304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97992" calcext:value-type="float">
            <text:p>1.33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302864516129" calcext:value-type="float">
            <text:p>1.3230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184055172414" calcext:value-type="float">
            <text:p>1.35184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839587096774" calcext:value-type="float">
            <text:p>1.3483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6408" calcext:value-type="float">
            <text:p>2.3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950374193548" calcext:value-type="float">
            <text:p>3.059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9288" calcext:value-type="float">
            <text:p>3.0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36464516129" calcext:value-type="float">
            <text:p>3.2493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153419354839" calcext:value-type="float">
            <text:p>2.8115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04592" calcext:value-type="float">
            <text:p>1.5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01806451613" calcext:value-type="float">
            <text:p>1.0540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5256" calcext:value-type="float">
            <text:p>1.10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371690322581" calcext:value-type="float">
            <text:p>1.323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88828571429" calcext:value-type="float">
            <text:p>1.2288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238116129032" calcext:value-type="float">
            <text:p>1.132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3664516129" calcext:value-type="float">
            <text:p>1.678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3344" calcext:value-type="float">
            <text:p>2.47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490038709677" calcext:value-type="float">
            <text:p>2.754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848" calcext:value-type="float">
            <text:p>3.2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44438709677" calcext:value-type="float">
            <text:p>2.9164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64929032258" calcext:value-type="float">
            <text:p>2.429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41272" calcext:value-type="float">
            <text:p>1.42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5070967741935" calcext:value-type="float">
            <text:p>0.87507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44912" calcext:value-type="float">
            <text:p>1.0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82993548387" calcext:value-type="float">
            <text:p>1.1588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490485714286" calcext:value-type="float">
            <text:p>1.03490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74838709677" calcext:value-type="float">
            <text:p>1.919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0888" calcext:value-type="float">
            <text:p>2.33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21780645161" calcext:value-type="float">
            <text:p>2.4432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0888" calcext:value-type="float">
            <text:p>2.4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360490322581" calcext:value-type="float">
            <text:p>2.7136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448" calcext:value-type="float">
            <text:p>2.5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36" calcext:value-type="float">
            <text:p>0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008910344828" calcext:value-type="float">
            <text:p>2.92008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28722580645" calcext:value-type="float">
            <text:p>2.814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634" calcext:value-type="float">
            <text:p>2.786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59333333333" calcext:value-type="float">
            <text:p>3.2655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50116129032" calcext:value-type="float">
            <text:p>2.854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5008" calcext:value-type="float">
            <text:p>2.3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1152" calcext:value-type="float">
            <text:p>2.47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25396" calcext:value-type="float">
            <text:p>2.74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06933333333" calcext:value-type="float">
            <text:p>2.8830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5448" calcext:value-type="float">
            <text:p>2.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0216" calcext:value-type="float">
            <text:p>2.66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53" calcext:value-type="float">
            <text:p>2.71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50096" calcext:value-type="float">
            <text:p>0.9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006571428571" calcext:value-type="float">
            <text:p>1.0700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522784" calcext:value-type="float">
            <text:p>1.015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131872" calcext:value-type="float">
            <text:p>1.04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5276" calcext:value-type="float">
            <text:p>1.0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41890909091" calcext:value-type="float">
            <text:p>2.52041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77333333333" calcext:value-type="float">
            <text:p>2.9277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89415384615" calcext:value-type="float">
            <text:p>2.84589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37364705882" calcext:value-type="float">
            <text:p>1.891373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1392" calcext:value-type="float">
            <text:p>1.52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63175" calcext:value-type="float">
            <text:p>1.016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42427826087" calcext:value-type="float">
            <text:p>1.114242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104" calcext:value-type="float">
            <text:p>1.7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7856" calcext:value-type="float">
            <text:p>2.29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94666666667" calcext:value-type="float">
            <text:p>3.3409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12936" calcext:value-type="float">
            <text:p>2.17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1956" calcext:value-type="float">
            <text:p>1.1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7552" calcext:value-type="float">
            <text:p>1.6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33942857143" calcext:value-type="float">
            <text:p>2.2803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78928" calcext:value-type="float">
            <text:p>2.0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785406896552" calcext:value-type="float">
            <text:p>1.8278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8632" calcext:value-type="float">
            <text:p>1.59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35070967742" calcext:value-type="float">
            <text:p>1.3803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11" calcext:value-type="float">
            <text:p>1.26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48129032258" calcext:value-type="float">
            <text:p>1.847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65316129032" calcext:value-type="float">
            <text:p>2.1656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055876923077" calcext:value-type="float">
            <text:p>2.36055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876" calcext:value-type="float">
            <text:p>2.56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14425806452" calcext:value-type="float">
            <text:p>2.5061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59563636364" calcext:value-type="float">
            <text:p>2.20259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8192" calcext:value-type="float">
            <text:p>2.1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53942857143" calcext:value-type="float">
            <text:p>2.1025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97936842105" calcext:value-type="float">
            <text:p>2.521979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506" calcext:value-type="float">
            <text:p>2.524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364" calcext:value-type="float">
            <text:p>2.65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724" calcext:value-type="float">
            <text:p>2.87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8" calcext:value-type="float">
            <text:p>2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568" calcext:value-type="float">
            <text:p>2.5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84" calcext:value-type="float">
            <text:p>1.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7168" calcext:value-type="float">
            <text:p>1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1008" calcext:value-type="float">
            <text:p>1.4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0716" calcext:value-type="float">
            <text:p>1.41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236" calcext:value-type="float">
            <text:p>1.76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968" calcext:value-type="float">
            <text:p>2.1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478" calcext:value-type="float">
            <text:p>2.300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388" calcext:value-type="float">
            <text:p>2.21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22" calcext:value-type="float">
            <text:p>2.0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972" calcext:value-type="float">
            <text:p>1.6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868" calcext:value-type="float">
            <text:p>1.35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048" calcext:value-type="float">
            <text:p>0.8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065142857143" calcext:value-type="float">
            <text:p>0.63006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4484" calcext:value-type="float">
            <text:p>0.8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2192" calcext:value-type="float">
            <text:p>1.2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24" calcext:value-type="float">
            <text:p>1.2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66" calcext:value-type="float">
            <text:p>2.1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993" calcext:value-type="float">
            <text:p>2.229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7692" calcext:value-type="float">
            <text:p>2.1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468" calcext:value-type="float">
            <text:p>2.2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064" calcext:value-type="float">
            <text:p>1.9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116" calcext:value-type="float">
            <text:p>1.56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83428571429" calcext:value-type="float">
            <text:p>1.1778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2124" calcext:value-type="float">
            <text:p>0.9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976" calcext:value-type="float">
            <text:p>1.5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9756" calcext:value-type="float">
            <text:p>1.34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936" calcext:value-type="float">
            <text:p>1.6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035" calcext:value-type="float">
            <text:p>1.804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396" calcext:value-type="float">
            <text:p>2.15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476" calcext:value-type="float">
            <text:p>2.41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22" calcext:value-type="float">
            <text:p>2.0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42" calcext:value-type="float">
            <text:p>2.0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596" calcext:value-type="float">
            <text:p>1.7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130285714286" calcext:value-type="float">
            <text:p>1.1713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1186" calcext:value-type="float">
            <text:p>1.361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616" calcext:value-type="float">
            <text:p>2.0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492" calcext:value-type="float">
            <text:p>2.15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28" calcext:value-type="float">
            <text:p>2.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632" calcext:value-type="float">
            <text:p>2.1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807" calcext:value-type="float">
            <text:p>2.26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344" calcext:value-type="float">
            <text:p>2.2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8076" calcext:value-type="float">
            <text:p>1.87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4148" calcext:value-type="float">
            <text:p>1.1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0904" calcext:value-type="float">
            <text:p>1.3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512" calcext:value-type="float">
            <text:p>1.6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75657142857" calcext:value-type="float">
            <text:p>1.5357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1948" calcext:value-type="float">
            <text:p>1.3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874" calcext:value-type="float">
            <text:p>1.3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712" calcext:value-type="float">
            <text:p>1.3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301028571429" calcext:value-type="float">
            <text:p>1.4430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9816" calcext:value-type="float">
            <text:p>1.8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7784" calcext:value-type="float">
            <text:p>1.8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7096" calcext:value-type="float">
            <text:p>1.6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004" calcext:value-type="float">
            <text:p>1.5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7676" calcext:value-type="float">
            <text:p>1.2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116571428571" calcext:value-type="float">
            <text:p>0.98711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9056" calcext:value-type="float">
            <text:p>1.2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1844" calcext:value-type="float">
            <text:p>1.29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03657142857" calcext:value-type="float">
            <text:p>1.4900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562" calcext:value-type="float">
            <text:p>1.78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148" calcext:value-type="float">
            <text:p>2.20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412" calcext:value-type="float">
            <text:p>2.4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22" calcext:value-type="float">
            <text:p>2.0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156" calcext:value-type="float">
            <text:p>1.37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5108" calcext:value-type="float">
            <text:p>1.2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6068" calcext:value-type="float">
            <text:p>1.3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53257142857" calcext:value-type="float">
            <text:p>1.2675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7488" calcext:value-type="float">
            <text:p>1.2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3904" calcext:value-type="float">
            <text:p>1.2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708" calcext:value-type="float">
            <text:p>2.2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5492" calcext:value-type="float">
            <text:p>2.28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136" calcext:value-type="float">
            <text:p>2.1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684" calcext:value-type="float">
            <text:p>1.78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26" calcext:value-type="float">
            <text:p>0.8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3788" calcext:value-type="float">
            <text:p>0.84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56342857143" calcext:value-type="float">
            <text:p>1.0245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46992" calcext:value-type="float">
            <text:p>1.1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32457142857" calcext:value-type="float">
            <text:p>1.1273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774" calcext:value-type="float">
            <text:p>0.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42" calcext:value-type="float">
            <text:p>1.70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932" calcext:value-type="float">
            <text:p>2.3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112" calcext:value-type="float">
            <text:p>2.1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94" calcext:value-type="float">
            <text:p>2.1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1" calcext:value-type="float">
            <text:p>2.1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62" calcext:value-type="float">
            <text:p>1.6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03428571429" calcext:value-type="float">
            <text:p>1.6350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5888" calcext:value-type="float">
            <text:p>1.8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58171428571" calcext:value-type="float">
            <text:p>2.1505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384" calcext:value-type="float">
            <text:p>2.4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796" calcext:value-type="float">
            <text:p>2.68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992" calcext:value-type="float">
            <text:p>2.7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844" calcext:value-type="float">
            <text:p>2.43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464" calcext:value-type="float">
            <text:p>2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096" calcext:value-type="float">
            <text:p>2.1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737028571429" calcext:value-type="float">
            <text:p>2.0373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12" calcext:value-type="float">
            <text:p>1.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532" calcext:value-type="float">
            <text:p>1.5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7632" calcext:value-type="float">
            <text:p>1.6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33257142857" calcext:value-type="float">
            <text:p>1.9533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036" calcext:value-type="float">
            <text:p>2.32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464" calcext:value-type="float">
            <text:p>2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4112" calcext:value-type="float">
            <text:p>2.6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552" calcext:value-type="float">
            <text:p>2.7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332" calcext:value-type="float">
            <text:p>2.2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776" calcext:value-type="float">
            <text:p>1.7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91542857143" calcext:value-type="float">
            <text:p>1.5549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4696" calcext:value-type="float">
            <text:p>1.5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664" calcext:value-type="float">
            <text:p>1.7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7664" calcext:value-type="float">
            <text:p>2.2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712" calcext:value-type="float">
            <text:p>2.7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012" calcext:value-type="float">
            <text:p>2.89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644" calcext:value-type="float">
            <text:p>2.99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032" calcext:value-type="float">
            <text:p>3.0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8968" calcext:value-type="float">
            <text:p>2.9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7724" calcext:value-type="float">
            <text:p>2.61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972" calcext:value-type="float">
            <text:p>2.18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03542857143" calcext:value-type="float">
            <text:p>1.7530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8308" calcext:value-type="float">
            <text:p>1.44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668" calcext:value-type="float">
            <text:p>1.66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228342857143" calcext:value-type="float">
            <text:p>1.8322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784" calcext:value-type="float">
            <text:p>2.2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78" calcext:value-type="float">
            <text:p>2.55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732" calcext:value-type="float">
            <text:p>2.55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748" calcext:value-type="float">
            <text:p>2.68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564" calcext:value-type="float">
            <text:p>2.48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636" calcext:value-type="float">
            <text:p>2.6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704" calcext:value-type="float">
            <text:p>2.3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66628571429" calcext:value-type="float">
            <text:p>1.7386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416" calcext:value-type="float">
            <text:p>1.5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94" calcext:value-type="float">
            <text:p>2.0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416" calcext:value-type="float">
            <text:p>1.9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464" calcext:value-type="float">
            <text:p>1.9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3552" calcext:value-type="float">
            <text:p>2.0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432" calcext:value-type="float">
            <text:p>2.5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424" calcext:value-type="float">
            <text:p>2.7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96" calcext:value-type="float">
            <text:p>2.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77142857143" calcext:value-type="float">
            <text:p>2.3077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352" calcext:value-type="float">
            <text:p>2.1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352" calcext:value-type="float">
            <text:p>1.9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7484" calcext:value-type="float">
            <text:p>1.9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692" calcext:value-type="float">
            <text:p>1.85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968" calcext:value-type="float">
            <text:p>1.9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0496" calcext:value-type="float">
            <text:p>2.1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448" calcext:value-type="float">
            <text:p>2.5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5128" calcext:value-type="float">
            <text:p>2.6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772" calcext:value-type="float">
            <text:p>2.87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276" calcext:value-type="float">
            <text:p>2.71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02514285714" calcext:value-type="float">
            <text:p>2.5960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072" calcext:value-type="float">
            <text:p>1.9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1252" calcext:value-type="float">
            <text:p>1.38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536" calcext:value-type="float">
            <text:p>1.8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776" calcext:value-type="float">
            <text:p>1.8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592" calcext:value-type="float">
            <text:p>1.9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76" calcext:value-type="float">
            <text:p>2.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964" calcext:value-type="float">
            <text:p>2.50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56" calcext:value-type="float">
            <text:p>2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288" calcext:value-type="float">
            <text:p>2.9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476" calcext:value-type="float">
            <text:p>2.15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46" calcext:value-type="float">
            <text:p>2.1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94" calcext:value-type="float">
            <text:p>1.93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18" calcext:value-type="float">
            <text:p>2.2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936" calcext:value-type="float">
            <text:p>2.6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336" calcext:value-type="float">
            <text:p>2.9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652" calcext:value-type="float">
            <text:p>3.18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636" calcext:value-type="float">
            <text:p>3.1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516" calcext:value-type="float">
            <text:p>3.23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192" calcext:value-type="float">
            <text:p>3.1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97371428571" calcext:value-type="float">
            <text:p>3.0009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2456" calcext:value-type="float">
            <text:p>2.6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4824" calcext:value-type="float">
            <text:p>2.2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908" calcext:value-type="float">
            <text:p>1.80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788" calcext:value-type="float">
            <text:p>1.7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2796" calcext:value-type="float">
            <text:p>2.81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1" calcext:value-type="float">
            <text:p>2.9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68" calcext:value-type="float">
            <text:p>3.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78742857143" calcext:value-type="float">
            <text:p>2.8167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428" calcext:value-type="float">
            <text:p>2.40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176" calcext:value-type="float">
            <text:p>2.4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08" calcext:value-type="float">
            <text:p>2.2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428" calcext:value-type="float">
            <text:p>2.15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82" calcext:value-type="float">
            <text:p>2.49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772" calcext:value-type="float">
            <text:p>2.49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34" calcext:value-type="float">
            <text:p>2.5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56" calcext:value-type="float">
            <text:p>2.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34" calcext:value-type="float">
            <text:p>2.46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28" calcext:value-type="float">
            <text:p>2.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008" calcext:value-type="float">
            <text:p>1.7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0208" calcext:value-type="float">
            <text:p>1.4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0396" calcext:value-type="float">
            <text:p>1.39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056" calcext:value-type="float">
            <text:p>1.7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712" calcext:value-type="float">
            <text:p>2.0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296" calcext:value-type="float">
            <text:p>2.8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22" calcext:value-type="float">
            <text:p>2.77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81371428571" calcext:value-type="float">
            <text:p>2.4828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108" calcext:value-type="float">
            <text:p>2.26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78" calcext:value-type="float">
            <text:p>1.79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452" calcext:value-type="float">
            <text:p>1.45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5704" calcext:value-type="float">
            <text:p>1.6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0816" calcext:value-type="float">
            <text:p>2.2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132" calcext:value-type="float">
            <text:p>2.32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988" calcext:value-type="float">
            <text:p>2.69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82" calcext:value-type="float">
            <text:p>2.8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51314285714" calcext:value-type="float">
            <text:p>2.6905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652" calcext:value-type="float">
            <text:p>2.42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204" calcext:value-type="float">
            <text:p>2.0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636" calcext:value-type="float">
            <text:p>1.78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532" calcext:value-type="float">
            <text:p>1.71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184" calcext:value-type="float">
            <text:p>1.7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476" calcext:value-type="float">
            <text:p>1.77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588" calcext:value-type="float">
            <text:p>2.16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42" calcext:value-type="float">
            <text:p>2.34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58171428571" calcext:value-type="float">
            <text:p>2.5315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3424" calcext:value-type="float">
            <text:p>2.5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148" calcext:value-type="float">
            <text:p>2.20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212" calcext:value-type="float">
            <text:p>1.95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736" calcext:value-type="float">
            <text:p>1.9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804" calcext:value-type="float">
            <text:p>1.8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992" calcext:value-type="float">
            <text:p>1.7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856" calcext:value-type="float">
            <text:p>1.7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548" calcext:value-type="float">
            <text:p>2.0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5256" calcext:value-type="float">
            <text:p>2.1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5944" calcext:value-type="float">
            <text:p>2.3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48571428571" calcext:value-type="float">
            <text:p>2.5254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9548" calcext:value-type="float">
            <text:p>2.4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46" calcext:value-type="float">
            <text:p>2.1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264" calcext:value-type="float">
            <text:p>1.9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624" calcext:value-type="float">
            <text:p>1.6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8504" calcext:value-type="float">
            <text:p>1.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3556" calcext:value-type="float">
            <text:p>1.2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2136" calcext:value-type="float">
            <text:p>1.3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796" calcext:value-type="float">
            <text:p>1.54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152" calcext:value-type="float">
            <text:p>1.8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20457142857" calcext:value-type="float">
            <text:p>2.45320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176" calcext:value-type="float">
            <text:p>2.2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288" calcext:value-type="float">
            <text:p>2.0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7812" calcext:value-type="float">
            <text:p>1.79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1036" calcext:value-type="float">
            <text:p>1.4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428" calcext:value-type="float">
            <text:p>1.5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264" calcext:value-type="float">
            <text:p>1.9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3412" calcext:value-type="float">
            <text:p>2.1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844" calcext:value-type="float">
            <text:p>2.9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2480900426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34" meta:object-count="0"/>
    <meta:user-defined meta:name="AppVersion">3.0</meta:user-defined>
  </office:meta>
</office:document-meta>
</file>